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svg:font-family="Times" style:font-family-generic="roman"/>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style:font-name="Times" fo:font-size="12pt" fo:font-style="normal" officeooo:rsid="00374132" officeooo:paragraph-rsid="000e5c00" style:font-size-asian="10.5pt" style:font-style-asian="normal" style:font-size-complex="12pt" style:font-style-complex="normal"/>
    </style:style>
    <style:style style:name="P2" style:family="paragraph" style:parent-style-name="Text_20_body">
      <style:text-properties style:font-name="Times" fo:font-size="12pt" fo:font-style="normal" officeooo:rsid="0034f96d" officeooo:paragraph-rsid="0008e90f" style:font-size-asian="10.5pt" style:font-style-asian="normal" style:font-size-complex="12pt" style:font-style-complex="normal"/>
    </style:style>
    <style:style style:name="P3" style:family="paragraph" style:parent-style-name="Text_20_body">
      <style:text-properties style:font-name="Times" fo:font-size="12pt" fo:font-style="normal" officeooo:rsid="0034f96d" officeooo:paragraph-rsid="0009334c" style:font-size-asian="10.5pt" style:font-style-asian="normal" style:font-size-complex="12pt" style:font-style-complex="normal"/>
    </style:style>
    <style:style style:name="P4" style:family="paragraph" style:parent-style-name="Text_20_body">
      <style:text-properties style:font-name="Times" fo:font-size="12pt" fo:font-style="normal" officeooo:rsid="00417639" officeooo:paragraph-rsid="0007c2e2" style:font-size-asian="10.5pt" style:font-style-asian="normal" style:font-size-complex="12pt" style:font-style-complex="normal"/>
    </style:style>
    <style:style style:name="P5" style:family="paragraph" style:parent-style-name="Text_20_body">
      <style:text-properties style:font-name="Times" fo:font-size="12pt" fo:font-style="normal" officeooo:rsid="000a9f36" officeooo:paragraph-rsid="000a9f36" style:font-size-asian="10.5pt" style:font-style-asian="normal" style:font-size-complex="12pt" style:font-style-complex="normal"/>
    </style:style>
    <style:style style:name="P6" style:family="paragraph" style:parent-style-name="Text_20_body">
      <style:text-properties style:font-name="Times" fo:font-size="12pt" fo:font-style="normal" officeooo:rsid="000c7fd1" officeooo:paragraph-rsid="000c7fd1" style:font-size-asian="10.5pt" style:font-style-asian="normal" style:font-size-complex="12pt" style:font-style-complex="normal"/>
    </style:style>
    <style:style style:name="P7" style:family="paragraph" style:parent-style-name="Text_20_body">
      <style:text-properties style:font-name="Times" fo:font-size="12pt" fo:font-style="normal" officeooo:rsid="000fb252" officeooo:paragraph-rsid="000fb252" style:font-size-asian="10.5pt" style:font-style-asian="normal" style:font-size-complex="12pt" style:font-style-complex="normal"/>
    </style:style>
    <style:style style:name="P8" style:family="paragraph" style:parent-style-name="Text_20_body">
      <style:text-properties style:font-name="Times" fo:font-size="12pt" fo:font-style="normal" officeooo:rsid="0011b739" officeooo:paragraph-rsid="0011b739" style:font-size-asian="10.5pt" style:font-style-asian="normal" style:font-size-complex="12pt" style:font-style-complex="normal"/>
    </style:style>
    <style:style style:name="P9" style:family="paragraph" style:parent-style-name="Text_20_body">
      <style:text-properties style:font-name="Times" fo:font-size="12pt" fo:font-style="normal" officeooo:rsid="0012496e" officeooo:paragraph-rsid="0012496e" style:font-size-asian="10.5pt" style:font-style-asian="normal" style:font-size-complex="12pt" style:font-style-complex="normal"/>
    </style:style>
    <style:style style:name="P10" style:family="paragraph" style:parent-style-name="Text_20_body">
      <style:text-properties style:font-name="Times" fo:font-size="12pt" fo:font-style="normal" fo:font-weight="normal" officeooo:rsid="000e5c00" officeooo:paragraph-rsid="000e5c00" style:font-size-asian="10.5pt" style:font-style-asian="normal" style:font-weight-asian="normal" style:font-size-complex="12pt" style:font-style-complex="normal" style:font-weight-complex="normal"/>
    </style:style>
    <style:style style:name="P11" style:family="paragraph" style:parent-style-name="Text_20_body">
      <style:text-properties style:font-name="Times" fo:font-size="12pt" fo:font-style="normal" fo:font-weight="normal" officeooo:rsid="0014c356" officeooo:paragraph-rsid="0014c356" style:font-size-asian="12pt" style:font-style-asian="normal" style:font-weight-asian="normal" style:font-size-complex="12pt" style:font-style-complex="normal" style:font-weight-complex="normal"/>
    </style:style>
    <style:style style:name="P12" style:family="paragraph" style:parent-style-name="Text_20_body">
      <style:text-properties style:font-name="Times" fo:font-size="12pt" officeooo:rsid="000e5c00" officeooo:paragraph-rsid="000e5c00" style:font-size-asian="10.5pt" style:font-size-complex="12pt"/>
    </style:style>
    <style:style style:name="P13" style:family="paragraph" style:parent-style-name="Text_20_body">
      <style:text-properties style:font-name="Times" fo:font-size="12pt" officeooo:rsid="000f022f" officeooo:paragraph-rsid="000f022f" style:font-size-asian="10.5pt" style:font-size-complex="12pt"/>
    </style:style>
    <style:style style:name="P14" style:family="paragraph" style:parent-style-name="Text_20_body">
      <style:text-properties style:font-name="Times" fo:font-size="8pt" officeooo:rsid="0045ef98" officeooo:paragraph-rsid="0015a7e8" style:font-size-asian="8pt" style:font-size-complex="8pt"/>
    </style:style>
    <style:style style:name="P15" style:family="paragraph" style:parent-style-name="Text_20_body">
      <style:text-properties style:font-name="Courier 10 Pitch" fo:font-size="12pt" fo:font-style="normal" officeooo:rsid="000c7fd1" officeooo:paragraph-rsid="000c7fd1" style:font-size-asian="10.5pt" style:font-style-asian="normal" style:font-size-complex="12pt" style:font-style-complex="normal"/>
    </style:style>
    <style:style style:name="P16" style:family="paragraph" style:parent-style-name="Text_20_body">
      <style:text-properties style:font-name="Courier 10 Pitch" fo:font-size="12pt" fo:font-style="normal" officeooo:rsid="0012496e" officeooo:paragraph-rsid="0012496e" style:font-size-asian="10.5pt" style:font-style-asian="normal" style:font-size-complex="12pt" style:font-style-complex="normal"/>
    </style:style>
    <style:style style:name="P17" style:family="paragraph" style:parent-style-name="Text_20_body">
      <style:text-properties style:font-name="Courier 10 Pitch" fo:font-size="12pt" fo:font-style="normal" fo:font-weight="normal" officeooo:rsid="000e5c00" officeooo:paragraph-rsid="000e5c00" style:font-size-asian="10.5pt" style:font-style-asian="normal" style:font-weight-asian="normal" style:font-size-complex="12pt" style:font-style-complex="normal" style:font-weight-complex="normal"/>
    </style:style>
    <style:style style:name="P18" style:family="paragraph" style:parent-style-name="Text_20_body">
      <style:text-properties style:font-name="Courier 10 Pitch" fo:font-size="10pt" fo:font-style="normal" officeooo:rsid="0012496e" officeooo:paragraph-rsid="0012496e" style:font-size-asian="10pt" style:font-style-asian="normal" style:font-size-complex="10pt" style:font-style-complex="normal"/>
    </style:style>
    <style:style style:name="P19" style:family="paragraph" style:parent-style-name="Text_20_body">
      <style:text-properties style:font-name="Courier 10 Pitch" fo:font-size="10pt" fo:font-style="normal" officeooo:rsid="000fb252" officeooo:paragraph-rsid="0012496e" style:font-size-asian="10pt" style:font-style-asian="normal" style:font-size-complex="10pt" style:font-style-complex="normal"/>
    </style:style>
    <style:style style:name="P20" style:family="paragraph" style:parent-style-name="Text_20_body">
      <style:text-properties style:font-name="Courier 10 Pitch" fo:font-size="8pt" officeooo:rsid="0045ef98" officeooo:paragraph-rsid="00157af7" style:font-size-asian="8pt" style:font-size-complex="8pt"/>
    </style:style>
    <style:style style:name="P21" style:family="paragraph" style:parent-style-name="Text_20_body">
      <style:text-properties style:font-name="Courier 10 Pitch" officeooo:rsid="0045ef98" officeooo:paragraph-rsid="00157af7"/>
    </style:style>
    <style:style style:name="P22" style:family="paragraph" style:parent-style-name="Text_20_body">
      <style:text-properties style:font-name="Arial" fo:font-size="14pt" fo:font-style="normal" fo:font-weight="bold" officeooo:rsid="00417639" officeooo:paragraph-rsid="0007c2e2" style:font-size-asian="14pt" style:font-style-asian="normal" style:font-weight-asian="bold" style:font-size-complex="14pt" style:font-style-complex="normal" style:font-weight-complex="bold"/>
    </style:style>
    <style:style style:name="P23" style:family="paragraph" style:parent-style-name="Text_20_body">
      <style:text-properties style:font-name="Arial" fo:font-size="14pt" fo:font-style="normal" fo:font-weight="bold" officeooo:rsid="0011b739" officeooo:paragraph-rsid="0011b739" style:font-size-asian="14pt" style:font-style-asian="normal" style:font-weight-asian="bold" style:font-size-complex="14pt" style:font-style-complex="normal" style:font-weight-complex="bold"/>
    </style:style>
    <style:style style:name="P24" style:family="paragraph" style:parent-style-name="Text_20_body">
      <style:text-properties style:font-name="Arial" fo:font-size="14pt" fo:font-style="normal" fo:font-weight="bold" officeooo:rsid="0014c356" officeooo:paragraph-rsid="0014c356" style:font-size-asian="14pt" style:font-style-asian="normal" style:font-weight-asian="bold" style:font-size-complex="14pt" style:font-style-complex="normal" style:font-weight-complex="bold"/>
    </style:style>
    <style:style style:name="P25" style:family="paragraph" style:parent-style-name="Footnote">
      <style:text-properties officeooo:rsid="000a9f36" officeooo:paragraph-rsid="000a9f36"/>
    </style:style>
    <style:style style:name="P26" style:family="paragraph" style:parent-style-name="Heading_20_2">
      <style:text-properties fo:font-style="normal" style:font-style-asian="normal" style:font-style-complex="normal"/>
    </style:style>
    <style:style style:name="P27" style:family="paragraph" style:parent-style-name="Heading_20_2">
      <style:text-properties fo:font-style="normal" officeooo:paragraph-rsid="0007c2e2" style:font-style-asian="normal" style:font-style-complex="normal"/>
    </style:style>
    <style:style style:name="P28" style:family="paragraph" style:parent-style-name="Heading_20_2">
      <style:text-properties fo:font-style="normal" officeooo:rsid="000c7fd1" officeooo:paragraph-rsid="000c7fd1" style:font-style-asian="normal" style:font-style-complex="normal"/>
    </style:style>
    <style:style style:name="P29" style:family="paragraph" style:parent-style-name="Heading_20_2">
      <style:text-properties style:font-name="Arial" fo:font-size="14pt" fo:font-style="normal" officeooo:rsid="0009334c" officeooo:paragraph-rsid="000c7fd1" style:font-size-asian="14pt" style:font-style-asian="normal" style:font-size-complex="14pt" style:font-style-complex="normal"/>
    </style:style>
    <style:style style:name="P30" style:family="paragraph" style:parent-style-name="Text_20_body">
      <style:text-properties style:font-name="Courier 10 Pitch" fo:font-size="12pt" fo:font-style="normal" officeooo:rsid="000e5c00" officeooo:paragraph-rsid="000e5c00" style:font-size-asian="10.5pt" style:font-style-asian="normal" style:font-size-complex="12pt" style:font-style-complex="normal"/>
    </style:style>
    <style:style style:name="P31" style:family="paragraph" style:parent-style-name="Text_20_body">
      <style:text-properties style:font-name="Courier 10 Pitch" fo:font-size="12pt" fo:font-style="normal" officeooo:rsid="000f022f" officeooo:paragraph-rsid="000f022f" style:font-size-asian="10.5pt" style:font-style-asian="normal" style:font-size-complex="12pt" style:font-style-complex="normal"/>
    </style:style>
    <style:style style:name="P32" style:family="paragraph" style:parent-style-name="Text_20_body">
      <style:text-properties style:font-name="Courier 10 Pitch" fo:font-size="10pt" fo:font-style="normal" fo:font-weight="normal" officeooo:rsid="0031537e" officeooo:paragraph-rsid="0012496e" style:font-size-asian="10pt" style:font-style-asian="normal" style:font-weight-asian="normal" style:font-size-complex="10pt" style:font-style-complex="normal" style:font-weight-complex="normal"/>
    </style:style>
    <style:style style:name="P33" style:family="paragraph" style:parent-style-name="Text_20_body">
      <style:text-properties style:font-name="Courier 10 Pitch" fo:font-size="8pt" fo:font-style="normal" fo:font-weight="normal" officeooo:rsid="0045ef98" officeooo:paragraph-rsid="00157af7" style:font-size-asian="8pt" style:font-style-asian="normal" style:font-weight-asian="normal" style:font-size-complex="8pt" style:font-style-complex="normal" style:font-weight-complex="normal"/>
    </style:style>
    <style:style style:name="P34" style:family="paragraph" style:parent-style-name="Text_20_body">
      <style:text-properties style:font-name="Courier 10 Pitch" fo:font-size="8pt" fo:font-style="normal" fo:font-weight="normal" officeooo:rsid="002342a3" officeooo:paragraph-rsid="002342a3" style:font-size-asian="8pt" style:font-style-asian="normal" style:font-weight-asian="normal" style:font-size-complex="8pt" style:font-style-complex="normal" style:font-weight-complex="normal"/>
    </style:style>
    <style:style style:name="P35" style:family="paragraph" style:parent-style-name="Text_20_body">
      <style:text-properties style:font-name="Times" fo:font-size="12pt" fo:font-style="normal" officeooo:rsid="000e5c00" officeooo:paragraph-rsid="000e5c00" style:font-size-asian="10.5pt" style:font-style-asian="normal" style:font-size-complex="12pt" style:font-style-complex="normal"/>
    </style:style>
    <style:style style:name="P36" style:family="paragraph" style:parent-style-name="Text_20_body" style:list-style-name="L2">
      <style:text-properties style:font-name="Times" fo:font-size="12pt" fo:font-style="normal" officeooo:rsid="000fb252" officeooo:paragraph-rsid="0011b739" style:font-size-asian="10.5pt" style:font-style-asian="normal" style:font-size-complex="12pt" style:font-style-complex="normal"/>
    </style:style>
    <style:style style:name="P37" style:family="paragraph" style:parent-style-name="Text_20_body" style:list-style-name="L2">
      <style:text-properties style:font-name="Times" fo:font-size="12pt" fo:font-style="normal" officeooo:rsid="000fb252" officeooo:paragraph-rsid="000fb252" style:font-size-asian="10.5pt" style:font-style-asian="normal" style:font-size-complex="12pt" style:font-style-complex="normal"/>
    </style:style>
    <style:style style:name="P38" style:family="paragraph" style:parent-style-name="Text_20_body" style:list-style-name="L1">
      <style:text-properties style:font-name="Times" fo:font-size="12pt" officeooo:rsid="000e5c00" officeooo:paragraph-rsid="000e5c00" style:font-size-asian="10.5pt" style:font-size-complex="12pt"/>
    </style:style>
    <style:style style:name="P39" style:family="paragraph" style:parent-style-name="Text_20_body">
      <style:text-properties fo:font-style="normal" officeooo:paragraph-rsid="00157af7" style:font-style-asian="normal" style:font-style-complex="normal"/>
    </style:style>
    <style:style style:name="P40" style:family="paragraph" style:parent-style-name="Heading_20_1">
      <style:paragraph-properties fo:text-align="center" style:justify-single-word="false"/>
      <style:text-properties fo:font-style="normal" fo:font-weight="normal" officeooo:rsid="0007c2e2" officeooo:paragraph-rsid="0007c2e2" style:font-style-asian="normal" style:font-weight-asian="normal" style:font-style-complex="normal" style:font-weight-complex="normal"/>
    </style:style>
    <style:style style:name="T1" style:family="text">
      <style:text-properties officeooo:rsid="004234cc"/>
    </style:style>
    <style:style style:name="T2" style:family="text">
      <style:text-properties fo:font-style="normal" style:font-style-asian="normal" style:font-style-complex="normal"/>
    </style:style>
    <style:style style:name="T3" style:family="text">
      <style:text-properties fo:font-style="normal" officeooo:rsid="000f022f" style:font-style-asian="normal" style:font-style-complex="normal"/>
    </style:style>
    <style:style style:name="T4" style:family="text">
      <style:text-properties fo:font-style="normal" officeooo:rsid="000fb252" style:font-style-asian="normal" style:font-style-complex="normal"/>
    </style:style>
    <style:style style:name="T5" style:family="text">
      <style:text-properties fo:font-style="normal" officeooo:rsid="001d0a9b" style:font-style-asian="normal" style:font-style-complex="normal"/>
    </style:style>
    <style:style style:name="T6" style:family="text">
      <style:text-properties fo:font-style="normal" officeooo:rsid="001d5b41" style:font-style-asian="normal" style:font-style-complex="normal"/>
    </style:style>
    <style:style style:name="T7" style:family="text">
      <style:text-properties fo:font-style="normal" officeooo:rsid="001d694a" style:font-style-asian="normal" style:font-style-complex="normal"/>
    </style:style>
    <style:style style:name="T8" style:family="text">
      <style:text-properties style:font-name="Times"/>
    </style:style>
    <style:style style:name="T9" style:family="text">
      <style:text-properties style:font-name="Times" fo:font-size="12pt" fo:font-style="normal" officeooo:rsid="0034f96d" style:font-size-asian="10.5pt" style:font-style-asian="normal" style:font-size-complex="12pt" style:font-style-complex="normal"/>
    </style:style>
    <style:style style:name="T10" style:family="text">
      <style:text-properties style:font-name="Times" fo:font-size="12pt" fo:font-style="normal" officeooo:rsid="004234cc" style:font-size-asian="10.5pt" style:font-style-asian="normal" style:font-size-complex="12pt" style:font-style-complex="normal"/>
    </style:style>
    <style:style style:name="T11" style:family="text">
      <style:text-properties style:font-name="Times" fo:font-size="12pt" fo:font-style="normal" officeooo:rsid="003c9cc9" style:font-size-asian="10.5pt" style:font-style-asian="normal" style:font-size-complex="12pt" style:font-style-complex="normal"/>
    </style:style>
    <style:style style:name="T12" style:family="text">
      <style:text-properties style:font-name="Times" officeooo:rsid="0009334c"/>
    </style:style>
    <style:style style:name="T13" style:family="text">
      <style:text-properties style:font-name="Times" fo:font-weight="bold" officeooo:rsid="0009334c" style:font-weight-asian="bold" style:font-weight-complex="bold"/>
    </style:style>
    <style:style style:name="T14" style:family="text">
      <style:text-properties style:font-name="Times" fo:font-weight="bold" style:font-size-asian="12pt" style:font-weight-asian="bold" style:font-weight-complex="bold"/>
    </style:style>
    <style:style style:name="T15" style:family="text">
      <style:text-properties style:font-name="Times" officeooo:rsid="000c7fd1"/>
    </style:style>
    <style:style style:name="T16" style:family="text">
      <style:text-properties style:font-name="Times" fo:font-weight="normal" style:font-size-asian="12pt" style:font-weight-asian="normal" style:font-weight-complex="normal"/>
    </style:style>
    <style:style style:name="T17" style:family="text">
      <style:text-properties style:font-name="Times" fo:font-weight="normal" officeooo:rsid="0011b739" style:font-size-asian="12pt" style:font-weight-asian="normal" style:font-weight-complex="normal"/>
    </style:style>
    <style:style style:name="T18" style:family="text">
      <style:text-properties style:font-name="Times" fo:font-size="8pt" fo:font-weight="normal" officeooo:rsid="0031537e" style:font-size-asian="8pt" style:font-weight-asian="normal" style:font-size-complex="8pt" style:font-weight-complex="normal"/>
    </style:style>
    <style:style style:name="T19" style:family="text">
      <style:text-properties style:font-name="Times" officeooo:rsid="0011b739"/>
    </style:style>
    <style:style style:name="T20" style:family="text">
      <style:text-properties officeooo:rsid="0009334c"/>
    </style:style>
    <style:style style:name="T21" style:family="text">
      <style:text-properties style:font-name="Courier 10 Pitch"/>
    </style:style>
    <style:style style:name="T22" style:family="text">
      <style:text-properties style:font-name="Courier 10 Pitch" officeooo:rsid="0009334c"/>
    </style:style>
    <style:style style:name="T23" style:family="text">
      <style:text-properties style:font-name="Courier 10 Pitch" fo:font-style="normal" style:font-style-asian="normal" style:font-style-complex="normal"/>
    </style:style>
    <style:style style:name="T24" style:family="text">
      <style:text-properties style:font-name="Courier 10 Pitch" fo:font-style="normal" fo:font-weight="normal" officeooo:rsid="0031537e" style:font-style-asian="normal" style:font-weight-asian="normal" style:font-style-complex="normal" style:font-weight-complex="normal"/>
    </style:style>
    <style:style style:name="T25" style:family="text">
      <style:text-properties style:font-name="Courier 10 Pitch" fo:font-style="normal" fo:font-weight="normal" officeooo:rsid="000fb252" style:font-style-asian="normal" style:font-weight-asian="normal" style:font-style-complex="normal" style:font-weight-complex="normal"/>
    </style:style>
    <style:style style:name="T26" style:family="text">
      <style:text-properties style:font-name="Courier 10 Pitch" fo:font-style="normal" fo:font-weight="normal" officeooo:rsid="0012496e" style:font-style-asian="normal" style:font-weight-asian="normal" style:font-style-complex="normal" style:font-weight-complex="normal"/>
    </style:style>
    <style:style style:name="T27" style:family="text">
      <style:text-properties style:font-name="Courier 10 Pitch" fo:font-style="normal" fo:font-weight="normal" officeooo:rsid="0011b739" style:font-style-asian="normal" style:font-weight-asian="normal" style:font-style-complex="normal" style:font-weight-complex="normal"/>
    </style:style>
    <style:style style:name="T28" style:family="text">
      <style:text-properties style:font-name="Courier 10 Pitch" fo:font-weight="normal" style:font-size-asian="12pt" style:font-weight-asian="normal" style:font-weight-complex="normal"/>
    </style:style>
    <style:style style:name="T29" style:family="text">
      <style:text-properties style:font-name="Courier 10 Pitch" fo:font-weight="normal" officeooo:rsid="0011b739" style:font-size-asian="12pt" style:font-weight-asian="normal" style:font-weight-complex="normal"/>
    </style:style>
    <style:style style:name="T30" style:family="text">
      <style:text-properties style:font-name="Courier 10 Pitch" fo:font-weight="normal" officeooo:rsid="0031537e" style:font-size-asian="12pt" style:font-weight-asian="normal" style:font-weight-complex="normal"/>
    </style:style>
    <style:style style:name="T31" style:family="text">
      <style:text-properties style:font-name="Courier 10 Pitch" fo:font-weight="bold" style:font-size-asian="12pt" style:font-weight-asian="bold" style:font-weight-complex="bold"/>
    </style:style>
    <style:style style:name="T32" style:family="text">
      <style:text-properties style:font-name="Courier 10 Pitch" fo:font-weight="bold" officeooo:rsid="0031537e" style:font-size-asian="12pt" style:font-weight-asian="bold" style:font-weight-complex="bold"/>
    </style:style>
    <style:style style:name="T33" style:family="text">
      <style:text-properties style:font-name="Courier 10 Pitch" fo:font-weight="bold" style:font-weight-asian="bold" style:font-weight-complex="bold"/>
    </style:style>
    <style:style style:name="T34" style:family="text">
      <style:text-properties style:font-name="Courier 10 Pitch" officeooo:rsid="0011b739"/>
    </style:style>
    <style:style style:name="T35" style:family="text">
      <style:text-properties fo:font-weight="bold" officeooo:rsid="0012496e" style:font-weight-asian="bold" style:font-weight-complex="bold"/>
    </style:style>
    <style:style style:name="T36" style:family="text">
      <style:text-properties fo:font-weight="bold" officeooo:rsid="0011b739" style:font-weight-asian="bold" style:font-weight-complex="bold"/>
    </style:style>
    <style:style style:name="T37" style:family="text">
      <style:text-properties officeooo:rsid="000c7fd1"/>
    </style:style>
    <style:style style:name="T38" style:family="text">
      <style:text-properties officeooo:rsid="000e5c00"/>
    </style:style>
    <style:style style:name="T39" style:family="text">
      <style:text-properties officeooo:rsid="000fb252"/>
    </style:style>
    <style:style style:name="T40" style:family="text">
      <style:text-properties fo:font-weight="normal" style:font-weight-asian="normal" style:font-weight-complex="normal"/>
    </style:style>
    <style:style style:name="T41" style:family="text">
      <style:text-properties fo:font-weight="normal" officeooo:rsid="0031537e" style:font-weight-asian="normal" style:font-weight-complex="normal"/>
    </style:style>
    <style:style style:name="T42" style:family="text">
      <style:text-properties fo:font-weight="normal" officeooo:rsid="00206ae8" style:font-size-asian="12pt" style:font-weight-asian="normal" style:font-weight-complex="normal"/>
    </style:style>
    <style:style style:name="T43" style:family="text">
      <style:text-properties officeooo:rsid="0011b739"/>
    </style:style>
    <style:style style:name="T44" style:family="text">
      <style:text-properties officeooo:rsid="0012496e"/>
    </style:style>
    <style:style style:name="T45" style:family="text">
      <style:text-properties officeooo:rsid="0012b4ba"/>
    </style:style>
    <style:style style:name="T46" style:family="text">
      <style:text-properties fo:font-size="8pt" style:font-size-asian="8pt" style:font-size-complex="8pt"/>
    </style:style>
    <style:style style:name="T47" style:family="text">
      <style:text-properties officeooo:rsid="001a838d"/>
    </style:style>
    <style:style style:name="T48" style:family="text">
      <style:text-properties style:font-name="Courier 10 Pitch" officeooo:rsid="000e5c00"/>
    </style:style>
    <style:style style:name="T49" style:family="text">
      <style:text-properties style:font-name="Courier 10 Pitch" fo:font-weight="normal" officeooo:rsid="00206ae8" style:font-size-asian="12pt" style:font-weight-asian="normal" style:font-weight-complex="normal"/>
    </style:style>
    <style:style style:name="T50" style:family="text">
      <style:text-properties officeooo:rsid="001eb7f0"/>
    </style:style>
    <style:style style:name="T51" style:family="text">
      <style:text-properties officeooo:rsid="0022055b"/>
    </style:style>
    <style:style style:name="T52" style:family="text">
      <style:text-properties officeooo:rsid="00234e6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Advanced Maps Using CartoDB and JavaScript</text:h>
      <text:p text:style-name="P2"/>
      <text:p text:style-name="P3">CartoDB includes basic map interactivity such as zooming, infowindows, and layer switchers. <text:span text:style-name="T20">You can modify some of these by setting options in </text:span><text:span text:style-name="T22">cartodb.createVis()</text:span><text:span text:style-name="T12">. See “</text:span><text:span text:style-name="T13">Basic Maps Using CartoDB and JavaScript</text:span><text:span text:style-name="T12">” for more information on loading and configuring your maps.</text:span></text:p>
      <text:p text:style-name="P3"><text:span text:style-name="T20">This document will walk you through</text:span><text:span text:style-name="T9"> add</text:span><text:span text:style-name="T20">ing</text:span><text:span text:style-name="T9"> other types of interactivity </text:span><text:span text:style-name="T10">to your map</text:span><text:span text:style-name="T9"> such as filtering within a layer </text:span><text:span text:style-name="T11">(showing only some of the features for a layer)</text:span><text:span text:style-name="T9">. Using the CartoDB and jQuery</text:span><text:span text:style-name="T9"><text:note text:id="ftn1" text:note-class="footnote"><text:note-citation>1</text:note-citation><text:note-body><text:p text:style-name="P25">jQuery is a JavaScript library. It contains a significant amount of code that you can use on your pages. Learn more at <text:a xlink:type="simple" xlink:href="http://jquery.com/"><text:span text:style-name="T21">http://jquery.com</text:span></text:a></text:p></text:note-body></text:note></text:span><text:span text:style-name="T9"> libraries, it can be relatively simple to add buttons to your </text:span><text:span text:style-name="T20">page</text:span><text:span text:style-name="T9"> that affect the map.</text:span></text:p>
      <text:h text:style-name="P27" text:outline-level="2"/>
      <text:h text:style-name="P28" text:outline-level="2">jQuery</text:h>
      <text:p text:style-name="P4">When you want your map to be more interactive, this <text:span text:style-name="T1">often</text:span> means you want the map to change when someone clicks an element on your page. Luckily for us, jQuery makes it easy to know when this happens.</text:p>
      <text:p text:style-name="P5">In jQuery you select elements in your page, then modify <text:span text:style-name="T47">them </text:span>or wait for things to happen to them<text:note text:id="ftn2" text:note-class="footnote"><text:note-citation>2</text:note-citation><text:note-body><text:p text:style-name="P25">When “things happen to” HTML elements, we call it an <text:span text:style-name="T21">event</text:span>. When you are waiting for an event to happen, we say you are “listening for an <text:span text:style-name="T21">event</text:span>.”</text:p></text:note-body></text:note>. <text:span text:style-name="T37">You can use any CSS selector to select elements. So, for example, if you have a </text:span><text:span text:style-name="T15">div</text:span><text:span text:style-name="T37"> like this:</text:span></text:p>
      <text:p text:style-name="P15">&lt;div id=”map”&gt;&lt;/div&gt;</text:p>
      <text:p text:style-name="P6">then you can select it with the selector <text:span text:style-name="T21">#map</text:span>, as you would in CSS. To select the element with jQuery, you say</text:p>
      <text:p text:style-name="P15">$('#map')</text:p>
      <text:p text:style-name="P6">This on its own does not do anything. You have to follow your selection with a jQuery function. <text:span text:style-name="T38">For instance, if you wanted to hide your map </text:span><text:span text:style-name="T48">div</text:span><text:span text:style-name="T38">, you could easily do this by saying</text:span></text:p>
      <text:p text:style-name="P30">$('#map').hide()</text:p>
      <text:p text:style-name="P35">and you could show it again by saying</text:p>
      <text:p text:style-name="P30">$('#map').show()</text:p>
      <text:p text:style-name="P35"/>
      <text:p text:style-name="P35">There is much more that you can do with jQuery by selecting elements and calling functions on them. Right now we want to listen for clicks happening to our element.</text:p>
      <text:p text:style-name="P35"/>
      <text:p text:style-name="P35"/>
      <text:h text:style-name="P29" text:outline-level="2"><text:soft-page-break/>Listening for Clicks</text:h>
      <text:p text:style-name="P4"/>
      <text:p text:style-name="P10">It's very common in JavaScript to need to listen for clicks on HTML elements. It's the most basic kind of interaction that we have with web pages. For that reason, jQuery makes it very quick and simple to do it. For example:</text:p>
      <text:p text:style-name="P17">$('#map').click(function () {<text:line-break/> <text:s text:c="3"/>$('#map').hide();<text:line-break/>});</text:p>
      <text:p text:style-name="P12"><text:span text:style-name="T2">When you </text:span><text:span text:style-name="T5">load a page with </text:span><text:span text:style-name="T2">the above code, nothing noticeable will change on the page. That's because we're asking jQuery to </text:span><text:span text:style-name="T6">hide </text:span><text:span text:style-name="T2">the map </text:span><text:span text:style-name="T23">div</text:span><text:span text:style-name="T2"> </text:span><text:span text:style-name="T6">when it </text:span><text:span text:style-name="T2">is clicked. Okay, that's pretty useless, but we'll be making it more useful soon. First, how does this work? There are three steps:</text:span></text:p>
      <text:list xml:id="list6249953232525870717" text:style-name="L1">
        <text:list-item>
          <text:p text:style-name="P38"><text:span text:style-name="T2">Select the map </text:span><text:span text:style-name="T23">div</text:span><text:span text:style-name="T2">. This is on the first line: </text:span><text:span text:style-name="T23">$('#map')</text:span></text:p>
        </text:list-item>
        <text:list-item>
          <text:p text:style-name="P38"><text:span text:style-name="T2">Call </text:span><text:span text:style-name="T23">.click()</text:span><text:span text:style-name="T2"> on the map </text:span><text:span text:style-name="T23">div</text:span><text:span text:style-name="T2">, which is also happening on the first line: <text:line-break/></text:span><text:span text:style-name="T23">$('#map').click(</text:span></text:p>
        </text:list-item>
        <text:list-item>
          <text:p text:style-name="P38"><text:span text:style-name="T2">Run some code within the </text:span><text:span text:style-name="T23">click</text:span><text:span text:style-name="T2"> function. This is everything between the </text:span><text:span text:style-name="T23">(</text:span><text:span text:style-name="T2"> and </text:span><text:span text:style-name="T23">)</text:span><text:span text:style-name="T2"> after click:<text:line-break/></text:span><text:span text:style-name="T23">function () {<text:line-break/> <text:s text:c="3"/>$('#map').hide();<text:line-break/>}</text:span><text:span text:style-name="T2"><text:line-break/><text:line-break/>You could run anything in here, but it always ha</text:span><text:span text:style-name="T4">s</text:span><text:span text:style-name="T2"> to start with </text:span><text:span text:style-name="T23">function () {</text:span><text:span text:style-name="T2"> and end with </text:span><text:span text:style-name="T23">}</text:span><text:span text:style-name="T2">. In this case, we're selecting the map </text:span><text:span text:style-name="T23">div</text:span><text:span text:style-name="T2"> again and calling </text:span><text:span text:style-name="T23">hide()</text:span><text:span text:style-name="T2"> on it.</text:span></text:p>
        </text:list-item>
      </text:list>
      <text:p text:style-name="P35"/>
      <text:p text:style-name="P12"><text:span text:style-name="T2">This </text:span><text:span text:style-name="T3">is some pretty weird-looking code, but it's very common in JavaScript. Look over </text:span><text:span text:style-name="T7">it </text:span><text:span text:style-name="T3">again, but don't obsess over the syntax. You'll get used to it eventually. For now, you should know that you </text:span><text:span text:style-name="T4">can essentially</text:span><text:span text:style-name="T3"> copy:</text:span></text:p>
      <text:p text:style-name="P31">$('yourSelector').click(function () {<text:line-break/> <text:s text:c="3"/>// Add your code here<text:line-break/>});</text:p>
      <text:p text:style-name="P13"><text:span text:style-name="T4">a</text:span><text:span text:style-name="T2">nd </text:span><text:span text:style-name="T4">(1) </text:span><text:span text:style-name="T2">replace </text:span><text:span text:style-name="T23">yourSelector</text:span><text:span text:style-name="T2"> with a selector that picks the elements you want to be clickable, then </text:span><text:span text:style-name="T4">(2) </text:span><text:span text:style-name="T2">replace the second line with whatever code you want to run when those elements are clicked.</text:span></text:p>
      <text:p text:style-name="P35"/>
      <text:p text:style-name="P1"/>
      <text:p text:style-name="P22"><text:span text:style-name="T39">Changing</text:span> the SQL for a <text:span text:style-name="T39">CartoDB L</text:span>ayer</text:p>
      <text:p text:style-name="P7">Now that we know how to listen for click<text:span text:style-name="T50">s</text:span> on elements let's look at how you can change the SQL for a CartoDB layer in your visualization through JavaScript. This can be broken into two steps:</text:p>
      <text:list xml:id="list1188118647714411523" text:style-name="L2">
        <text:list-item>
          <text:p text:style-name="P36">Get the layer you will want to change. In <text:span text:style-name="T12"><text:s/>“</text:span><text:span text:style-name="T13">Basic Maps Using CartoDB and JavaScript</text:span><text:span text:style-name="T12">” </text:span><text:span text:style-name="T8">we added CartoDB visualizations using the following code:<text:line-break/><text:line-break/></text:span><text:span text:style-name="T30">$(document).ready(function () {<text:line-break/></text:span><text:soft-page-break/><text:span text:style-name="T30"> <text:s text:c="3"/>cartodb.createVis(your_map_id, your_visualization_url);<text:line-break/>});<text:line-break/><text:line-break/></text:span><text:span text:style-name="T16">In order to hold on to the data layer from the visualization, change those three lines to:<text:line-break/></text:span><text:span text:style-name="T18"><text:line-break/></text:span><text:span text:style-name="T30">$(document).ready(function () {<text:line-break/> <text:s text:c="3"/></text:span><text:span text:style-name="T31">var dataLayer;</text:span><text:span text:style-name="T30"><text:line-break/> <text:s text:c="3"/>cartodb.createVis(your_map_id, your_visualization_url)<text:line-break/> <text:s text:c="3"/></text:span><text:span text:style-name="T32">.</text:span><text:span text:style-name="T31">done(function (vis, layers) {<text:line-break/> <text:s text:c="7"/>dataLayer = layers[1].getSubLayer(0);<text:line-break/> <text:s text:c="3"/>})</text:span><text:span text:style-name="T28">;</text:span><text:span text:style-name="T30"><text:line-break/>});<text:line-break/><text:line-break/></text:span><text:span text:style-name="T14">The new code is bold.</text:span><text:span text:style-name="T16"> What does this code do? <text:line-break/><text:line-break/></text:span><text:span text:style-name="T31">var dataLayer;</text:span><text:span text:style-name="T14"> </text:span><text:span text:style-name="T16"><text:line-break/><text:line-break/>creates a variable named </text:span><text:span text:style-name="T28">dataLayer</text:span><text:span text:style-name="T16"> where we will put the layer.<text:line-break/><text:line-break/></text:span><text:span text:style-name="T32">.</text:span><text:span text:style-name="T31">done(function (vis, layers) {<text:line-break/> <text:s text:c="3"/>dataLayer = layers[1].getSubLayer(0);<text:line-break/>})<text:line-break/><text:line-break/></text:span><text:span text:style-name="T17">once the visualization is done loading, it grabs the data layer and puts it in our </text:span><text:span text:style-name="T29">dataLayer</text:span><text:span text:style-name="T17"> variable. </text:span><text:span text:style-name="T42">If you have more than one layer in your visualization, you can access each <text:s/>by changing </text:span><text:span text:style-name="T49">1</text:span><text:span text:style-name="T42"> to the appropriate number—for layer 3, use </text:span><text:span text:style-name="T49">dataLayer = layers[3].getSubLayer(0)</text:span><text:span text:style-name="T42">.</text:span></text:p>
        </text:list-item>
        <text:list-item>
          <text:p text:style-name="P37">Set the SQL for that layer. <text:span text:style-name="T43">First you should determine the SQL that you will want to use to filter the data in your layer by logging in to CartoDB and experimenting with SQL statements until you find one that does what you need. Remember that the default SQL statement for tables is <text:line-break/><text:line-break/></text:span><text:span text:style-name="T34">SELECT * FROM tableName</text:span><text:span text:style-name="T19"><text:line-break/><text:line-break/>Your SQL statement will likely be similar, but you will replace </text:span><text:span text:style-name="T34">tableName</text:span><text:span text:style-name="T19"> with the name of your table and add a </text:span><text:span text:style-name="T34">WHERE</text:span><text:span text:style-name="T19"> clause. For example, you might use<text:line-break/><text:line-break/></text:span><text:span text:style-name="T34">SELECT * FROM cities WHERE population &gt; 6000000<text:line-break/><text:line-break/></text:span><text:span text:style-name="T19">to filter a table called </text:span><text:span text:style-name="T34">cities</text:span><text:span text:style-name="T19"> to just those cities with </text:span><text:span text:style-name="T34">population</text:span><text:span text:style-name="T19"> </text:span><text:span text:style-name="T51">above </text:span><text:span text:style-name="T19">6 million.<text:line-break/><text:line-break/>Once you find an SQL statement that does the right thing you can set the SQL on your data layer by saying<text:line-break/><text:line-break/></text:span><text:span text:style-name="T34">dataLayer.setSQL('yourSQLStatement')</text:span><text:span text:style-name="T19"><text:line-break/><text:line-break/>where </text:span><text:span text:style-name="T34">yourSQLStatement</text:span><text:span text:style-name="T19"> is the SQL statement that you decided to use. If you add this line </text:span><text:soft-page-break/><text:span text:style-name="T19">after the </text:span><text:span text:style-name="T34">dataLayer = …</text:span><text:span text:style-name="T19"> line from (1) above, you will filter the layer as soon as </text:span><text:span text:style-name="T51">the map loads</text:span><text:span text:style-name="T19">. If you want to filter the layer when something is clicked, you will have to listen for clicks on an element and use </text:span><text:span text:style-name="T34">setSQL()</text:span><text:span text:style-name="T19"> there. Let's do that now.</text:span></text:p>
        </text:list-item>
      </text:list>
      <text:p text:style-name="P9"/>
      <text:p text:style-name="P23">Putting it All Together</text:p>
      <text:p text:style-name="P8">Now that we know how to listen for clicks and set the SQL for a layer, we can put the two together to make a button that filters the layer only when someone clicks on it.</text:p>
      <text:p text:style-name="P9"><text:span text:style-name="T8">First, create a button. This will often be a </text:span><text:span text:style-name="T21">div</text:span><text:span text:style-name="T8">, and it could be on top of the map or to the side. Whatever works for your page. Give this </text:span><text:span text:style-name="T21">div</text:span><text:span text:style-name="T8"> an </text:span><text:span text:style-name="T21">id</text:span><text:span text:style-name="T8">. For example:</text:span></text:p>
      <text:p text:style-name="P16">&lt;div id=”large-cities-only”&gt;<text:line-break/> <text:s text:c="3"/>show large cities only<text:line-break/>&lt;/div&gt;</text:p>
      <text:p text:style-name="P9">Style the <text:span text:style-name="T21">div</text:span> as you like.</text:p>
      <text:p text:style-name="P9"><text:span text:style-name="T45">Listen for</text:span> click<text:span text:style-name="T45">s</text:span> <text:span text:style-name="T45">on</text:span> the <text:span text:style-name="T21">div</text:span>:</text:p>
      <text:p text:style-name="P16">$('#large-cities-only').click(function () {<text:line-break/> <text:s text:c="3"/>// Button-click code here<text:line-break/>});</text:p>
      <text:p text:style-name="P9">Then set the SQL within the click handler:</text:p>
      <text:p text:style-name="P18">$('#large-cities-only').click(function () {<text:line-break/> <text:s text:c="3"/>dataLayer.setSQL('<text:span text:style-name="T43">SELECT * FROM cities WHERE population &gt; 6000000</text:span>');<text:line-break/>});</text:p>
      <text:p text:style-name="P9">(<text:span text:style-name="T51">Don't forget to</text:span> replace the selector and SQL as suits your page and map.)</text:p>
      <text:p text:style-name="P9">Finally, put this code in <text:span text:style-name="T21">ready()</text:span>, at the end. Like this: </text:p>
      <text:p text:style-name="P19"><text:span text:style-name="T41">$(document).ready(function () {<text:line-break/> <text:s text:c="3"/></text:span><text:span text:style-name="T40">var dataLayer;</text:span><text:span text:style-name="T41"><text:line-break/> <text:s text:c="3"/>cartodb.createVis(your_map_id, your_visualization_url)<text:line-break/> <text:s text:c="3"/>.</text:span><text:span text:style-name="T40">done(function (vis, layers) {<text:line-break/> <text:s text:c="7"/>dataLayer = layers[1].getSubLayer(0);<text:line-break/> <text:s text:c="3"/>});<text:line-break/> <text:s text:c="3"/></text:span><text:span text:style-name="T35">$('#large-cities-only').click(function () {<text:line-break/> <text:s text:c="7"/>dataLayer.setSQL('</text:span><text:span text:style-name="T36">SELECT * FROM cities WHERE population &gt; 6000000</text:span><text:span text:style-name="T35">');<text:line-break/> <text:s text:c="4"/>});</text:span><text:span text:style-name="T41"><text:line-break/>});</text:span></text:p>
      <text:p text:style-name="P32"/>
      <text:p text:style-name="P24">Conclusion</text:p>
      <text:p text:style-name="P11">Your code should look something like this by the time you're finished:</text:p>
      <text:p text:style-name="P21"><text:span text:style-name="T46">&lt;!DOCTYPE html&gt;<text:line-break/>&lt;html&gt;<text:line-break/> <text:s text:c="3"/>&lt;head&gt;<text:line-break/> <text:s text:c="7"/>&lt;link rel="stylesheet" href="http://libs.cartocdn.com/cartodb.js/v3/themes/css/cartodb.css" /&gt;<text:line-break/> <text:s text:c="7"/>&lt;!--[if lte IE 8]&gt;<text:line-break/> <text:s text:c="7"/>&lt;link rel="stylesheet" href="http://libs.cartocdn.com/cartodb.js/v3/themes/css/cartodb.ie.css" /&gt;<text:line-break/> <text:s text:c="7"/>&lt;![endif]--&gt;<text:line-break/></text:span><text:soft-page-break/><text:span text:style-name="T46"> <text:s text:c="7"/>&lt;script src="</text:span><text:a xlink:type="simple" xlink:href="http://libs.cartocdn.com/cartodb.js/v3/cartodb.js"><text:span text:style-name="T46">http://libs.cartocdn.com/cartodb.js/v3/cartodb.js</text:span></text:a><text:span text:style-name="T46">"&gt;&lt;/script&gt;<text:line-break/> <text:s text:c="7"/>&lt;script src="</text:span><text:a xlink:type="simple" xlink:href="http://ajax.googleapis.com/ajax/libs/jquery/2.1.0/jquery.min.js"><text:span text:style-name="T46">http://ajax.googleapis.com/ajax/libs/jquery/2.1.0/jquery.min.js</text:span></text:a><text:span text:style-name="T46">"&gt;&lt;/script&gt;</text:span></text:p>
      <text:p text:style-name="P20"><text:s text:c="8"/>&lt;style&gt;<text:line-break/> <text:s text:c="11"/>#map {<text:line-break/> <text:s text:c="15"/>height: 500px;<text:line-break/> <text:s text:c="15"/>width: 500px;<text:line-break/> <text:s text:c="11"/>}<text:line-break/> <text:s text:c="7"/>&lt;/style&gt;</text:p>
      <text:p text:style-name="P14"><text:span text:style-name="T21"><text:s text:c="8"/>&lt;script&gt;<text:line-break/> <text:s text:c="11"/>$(document).ready(function () {</text:span><text:span text:style-name="T24"><text:line-break/> <text:s text:c="15"/></text:span><text:span text:style-name="T25">var dataLayer;</text:span><text:span text:style-name="T21"><text:line-break/> <text:s text:c="15"/>cartodb.createVis('map', '</text:span><text:span text:style-name="T33">your_visualization_url</text:span><text:span text:style-name="T21">')<text:line-break/></text:span><text:span text:style-name="T24"> <text:s text:c="15"/>.</text:span><text:span text:style-name="T25">done(function (vis, layers) {<text:line-break/> <text:s text:c="19"/>dataLayer = layers[1].getSubLayer(0);<text:line-break/> <text:s text:c="15"/>});<text:line-break/> <text:s text:c="15"/></text:span><text:span text:style-name="T26">$('#large-cities-only').click(function () {<text:line-break/> <text:s text:c="19"/>dataLayer.setSQL('</text:span><text:span text:style-name="T27">SELECT * FROM cities WHERE population &gt; 6000000</text:span><text:span text:style-name="T26">');<text:line-break/> <text:s text:c="15"/>});</text:span><text:span text:style-name="T21"><text:line-break/> <text:s text:c="11"/>});<text:line-break/> <text:s text:c="7"/>&lt;/script&gt;</text:span></text:p>
      <text:p text:style-name="P33"><text:s text:c="4"/>&lt;/head&gt;<text:line-break/> <text:s text:c="3"/>&lt;body&gt;<text:line-break/> <text:s text:c="7"/>&lt;div id="map"&gt;&lt;/div&gt;<text:line-break/> <text:s text:c="7"/><text:span text:style-name="T44">&lt;div id=”large-cities-only”&gt;<text:line-break/> <text:s text:c="11"/>show large cities only<text:line-break/> <text:s text:c="7"/>&lt;/div&gt;</text:span><text:line-break/> <text:s text:c="3"/>&lt;/body&gt;<text:line-break/>&lt;/html&gt;</text:p>
      <text:p text:style-name="P39"/>
      <text:h text:style-name="P26" text:outline-level="2">Next Steps</text:h>
      <text:p text:style-name="P11">Now that you've added a button that filters the features on your map, think about how you would add multiple buttons to your page. How <text:span text:style-name="T52">do you think you </text:span>would you change the CartoCSS for the layer? What else would you like to be able to do with your ma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svg:font-family="Times" style:font-family-generic="roman"/>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meta:initial-creator>
    <meta:creation-date>2014-04-02T16:30:01.044641907</meta:creation-date>
    <dc:date>2014-04-03T09:52:24.693746132</dc:date>
    <dc:creator>Eric </dc:creator>
    <meta:editing-duration>PT2H7M55S</meta:editing-duration>
    <meta:editing-cycles>28</meta:editing-cycles>
    <meta:generator>LibreOffice/4.1.3.2$Linux_X86_64 LibreOffice_project/410m0$Build-2</meta:generator>
    <meta:document-statistic meta:table-count="0" meta:image-count="0" meta:object-count="0" meta:page-count="5" meta:paragraph-count="50" meta:word-count="1285" meta:character-count="8427" meta:non-whitespace-character-count="6732"/>
  </office:meta>
</office:document-meta>
</file>